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Verdana" svg:font-family="Verdana"/>
    <style:font-face style:name="F" svg:font-family="" style:font-family-generic="roman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4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8.029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3.54cm"/>
    </style:style>
    <style:style style:name="ro1" style:family="table-row">
      <style:table-row-properties style:row-height="0.526cm" fo:break-before="auto" style:use-optimal-row-height="true"/>
    </style:style>
    <style:style style:name="ta1" style:family="table" style:master-page-name="PageStyle_5f_Versio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gr1" style:family="graphic">
      <style:graphic-properties draw:stroke="solid" svg:stroke-width="0.026cm" svg:stroke-color="#000000" draw:stroke-linejoin="miter" draw:fill="solid" draw:fill-color="#fcf305" draw:textarea-horizontal-align="justify" draw:textarea-vertical-align="top" draw:auto-grow-height="false" fo:padding-top="0.056cm" fo:padding-bottom="0.056cm" fo:padding-left="0.056cm" fo:padding-right="0.056cm" fo:wrap-option="wrap" draw:shadow="hidden"/>
    </style:style>
    <style:style style:name="gr2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="hidden" draw:start-line-spacing-horizontal="0.63cm" draw:start-line-spacing-vertical="0.63cm" draw:end-line-spacing-horizontal="0.63cm" draw:end-line-spacing-vertical="0.63cm"/>
    </style:style>
    <style:style style:name="gr3" style:family="graphic">
      <style:graphic-properties draw:stroke="none" draw:fill="none" draw:fill-color="#ffffff" draw:textarea-horizontal-align="justify" draw:textarea-vertical-align="top" draw:auto-grow-height="true" fo:min-height="0.515cm" fo:padding-top="0.056cm" fo:padding-bottom="0.056cm" fo:padding-left="0.056cm" fo:padding-right="0.056cm" fo:wrap-option="wrap" draw:shadow="hidden"/>
    </style:style>
    <style:style style:name="gr4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0.477cm" fo:padding-top="0.056cm" fo:padding-bottom="0.056cm" fo:padding-left="0.056cm" fo:padding-right="0.056cm" fo:wrap-option="wrap" draw:shadow="hidden"/>
    </style:style>
    <style:style style:name="gr5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2.89cm" fo:padding-top="0.056cm" fo:padding-bottom="0.056cm" fo:padding-left="0.056cm" fo:padding-right="0.056cm" fo:wrap-option="wrap" draw:shadow="hidden"/>
    </style:style>
    <style:style style:name="gr6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1.029cm" fo:padding-top="0.056cm" fo:padding-bottom="0.056cm" fo:padding-left="0.056cm" fo:padding-right="0.056cm" fo:wrap-option="wrap" draw:shadow="hidden"/>
    </style:style>
    <style:style style:name="gr7" style:family="graphic">
      <style:graphic-properties draw:stroke="none" draw:fill="none" draw:fill-color="#ffffff" draw:textarea-horizontal-align="justify" draw:textarea-vertical-align="top" draw:auto-grow-height="true" fo:min-height="1.543cm" fo:padding-top="0.056cm" fo:padding-bottom="0.056cm" fo:padding-left="0.056cm" fo:padding-right="0.056cm" fo:wrap-option="wrap" draw:shadow="hidden"/>
    </style:style>
    <style:style style:name="gr8" style:family="graphic">
      <style:graphic-properties draw:stroke="none" draw:fill="none" draw:fill-color="#ffffff" draw:textarea-horizontal-align="justify" draw:textarea-vertical-align="top" draw:auto-grow-height="true" fo:min-height="0.574cm" fo:padding-top="0.056cm" fo:padding-bottom="0.056cm" fo:padding-left="0.056cm" fo:padding-right="0.056cm" fo:wrap-option="wrap" draw:shadow="hidden"/>
    </style:style>
    <style:style style:name="gr9" style:family="graphic">
      <style:graphic-properties draw:stroke="none" draw:fill="none" draw:fill-color="#ffffff" draw:textarea-horizontal-align="justify" draw:textarea-vertical-align="top" draw:auto-grow-height="true" fo:min-height="0.639cm" fo:padding-top="0.056cm" fo:padding-bottom="0.056cm" fo:padding-left="0.056cm" fo:padding-right="0.056cm" fo:wrap-option="wrap" draw:shadow="hidden"/>
    </style:style>
    <style:style style:name="gr10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3.599cm" fo:padding-top="0.056cm" fo:padding-bottom="0.056cm" fo:padding-left="0.056cm" fo:padding-right="0.056cm" fo:wrap-option="wrap" draw:shadow="hidden"/>
    </style:style>
    <style:style style:name="gr1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3.617cm" fo:padding-top="0.056cm" fo:padding-bottom="0.056cm" fo:padding-left="0.056cm" fo:padding-right="0.056cm" fo:wrap-option="wrap" draw:shadow="hidden"/>
    </style:style>
    <style:style style:name="gr12" style:family="graphic">
      <style:graphic-properties draw:stroke="none" draw:fill="none" draw:fill-color="#ffffff" draw:textarea-horizontal-align="justify" draw:textarea-vertical-align="top" draw:auto-grow-height="true" fo:min-height="0.515cm" fo:padding-top="0.056cm" fo:padding-bottom="0.056cm" fo:padding-left="0.056cm" fo:padding-right="0.056cm" fo:wrap-option="wrap" draw:shadow="hidden"/>
    </style:style>
    <style:style style:name="gr13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3.085cm" fo:padding-top="0.056cm" fo:padding-bottom="0.056cm" fo:padding-left="0.056cm" fo:padding-right="0.056cm" fo:wrap-option="wrap" draw:shadow="hidden"/>
    </style:style>
    <style:style style:name="gr14" style:family="graphic">
      <style:graphic-properties draw:stroke="none" draw:fill="none" draw:fill-color="#ffffff" draw:textarea-horizontal-align="justify" draw:textarea-vertical-align="top" draw:auto-grow-height="true" fo:min-height="1.029cm" fo:padding-top="0.056cm" fo:padding-bottom="0.056cm" fo:padding-left="0.056cm" fo:padding-right="0.056cm" fo:wrap-option="wrap" draw:shadow="hidden"/>
    </style:style>
    <style:style style:name="gr15" style:family="graphic">
      <style:graphic-properties draw:stroke="solid" svg:stroke-width="0.026cm" svg:stroke-color="#000000" draw:marker-start="" draw:marker-end="Arrow" draw:marker-end-width="0.21cm" draw:marker-end-center="false" draw:stroke-linejoin="miter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="hidden" draw:start-line-spacing-horizontal="0.63cm" draw:start-line-spacing-vertical="0.63cm" draw:end-line-spacing-horizontal="0.63cm" draw:end-line-spacing-vertical="0.63cm"/>
    </style:style>
    <style:style style:name="gr16" style:family="graphic">
      <style:graphic-properties draw:stroke="none" draw:fill="none" draw:fill-color="#ffffff" draw:textarea-horizontal-align="justify" draw:textarea-vertical-align="top" draw:auto-grow-height="true" fo:min-height="0.803cm" fo:padding-top="0.056cm" fo:padding-bottom="0.056cm" fo:padding-left="0.056cm" fo:padding-right="0.056cm" fo:wrap-option="wrap" draw:shadow="hidden"/>
    </style:style>
    <style:style style:name="gr17" style:family="graphic">
      <style:graphic-properties draw:stroke="none" draw:fill="none" draw:fill-color="#ffffff" draw:textarea-horizontal-align="justify" draw:textarea-vertical-align="top" draw:auto-grow-height="true" fo:min-height="2.057cm" fo:padding-top="0.056cm" fo:padding-bottom="0.056cm" fo:padding-left="0.056cm" fo:padding-right="0.056cm" fo:wrap-option="wrap" draw:shadow="hidden"/>
    </style:style>
    <style:style style:name="gr18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true" fo:min-height="2.057cm" fo:padding-top="0.056cm" fo:padding-bottom="0.056cm" fo:padding-left="0.056cm" fo:padding-right="0.056cm" fo:wrap-option="wrap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position="0% 100%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Versio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5"/>
          <table:table-cell>
            <draw:custom-shape table:end-cell-address="Versio1.G4" table:end-x="2.233cm" table:end-y="0.462cm" draw:z-index="13" draw:style-name="gr1" draw:text-style-name="P2" draw:id="id1" svg:width="2.486cm" svg:height="1.833cm" svg:x="2.68cm" svg:y="0.2cm">
              <text:p text:style-name="P1"><text:span text:style-name="T1">Idle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018"/>
        </table:table-row>
        <table:table-row table:style-name="ro1">
          <table:table-cell office:value-type="string">
            <text:p>Kuvaesityksen tilakaavi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>
            <draw:connector table:end-cell-address="Versio1.G7" table:end-x="0.99cm" table:end-y="0.216cm" draw:z-index="15" draw:style-name="gr2" draw:text-style-name="P3" svg:x1="0.989cm" svg:y1="0.462cm" svg:x2="0.99cm" svg:y2="1.787cm" draw:start-shape="id1" draw:start-glue-point="8" draw:end-shape="id2" draw:end-glue-point="0" svg:d="m24115 2033v662h1v663">
              <text:p/>
            </draw:connector>
          </table:table-cell>
          <table:table-cell table:number-columns-repeated="1017"/>
        </table:table-row>
        <table:table-row table:style-name="ro1">
          <table:table-cell table:number-columns-repeated="6"/>
          <table:table-cell>
            <draw:custom-shape table:end-cell-address="Versio1.I6" table:end-x="1.006cm" table:end-y="0.297cm" draw:z-index="17" draw:style-name="gr3" draw:text-style-name="P5" svg:width="5.66cm" svg:height="0.627cm" svg:x="1.211cm" svg:y="0.194cm">
              <text:p text:style-name="P4"><text:span text:style-name="T2">paina "Kuvia xxxxkuulta"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>
            <draw:custom-shape table:end-cell-address="Versio1.H9" table:end-x="0.164cm" table:end-y="0.31cm" draw:z-index="14" draw:style-name="gr4" draw:text-style-name="P5" draw:id="id2" svg:width="4.211cm" svg:height="1.141cm" svg:x="1.818cm" svg:y="0.216cm">
              <text:p text:style-name="P4"><text:span text:style-name="T2">Sivun piirto (html)</text:span></text:p>
              <text:p text:style-name="P4"><text:span text:style-name="T2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>
            <draw:connector table:end-cell-address="Versio1.G12" table:end-x="0.99cm" table:end-y="0.038cm" draw:z-index="16" draw:style-name="gr2" draw:text-style-name="P3" svg:x1="0.99cm" svg:y1="0.31cm" svg:x2="0.99cm" svg:y2="1.609cm" draw:start-shape="id2" draw:end-shape="id3" svg:d="m24116 4499v1299">
              <text:p/>
            </draw:connector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>
            <draw:custom-shape table:end-cell-address="Versio1.H17" table:end-x="0.165cm" table:end-y="0.422cm" draw:z-index="18" draw:style-name="gr5" draw:text-style-name="P5" draw:id="id3" svg:width="4.213cm" svg:height="3.002cm" svg:x="1.817cm" svg:y="0.038cm">
              <text:p text:style-name="P4"><text:span text:style-name="T2">&lt;&lt;Aloita&gt;&gt;</text:span></text:p>
              <text:p text:style-name="P4"><text:span text:style-name="T2">k=1</text:span></text:p>
              <text:p text:style-name="P4"><text:span text:style-name="T2">Näytä kuva(k)</text:span></text:p>
              <text:p text:style-name="P4"><text:span text:style-name="T2">Nappi="Keskeytä"</text:span></text:p>
              <text:p text:style-name="P4"><text:span text:style-name="T2">ajastin.start()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>
            <draw:connector table:end-cell-address="Versio1.O38" table:end-x="0.583cm" table:end-y="0.524cm" draw:z-index="19" draw:style-name="gr2" draw:text-style-name="P3" draw:line-skew="10.972cm" svg:x1="9.499cm" svg:y1="13.092cm" svg:x2="0.165cm" svg:y2="0.492cm" draw:start-shape="id4" draw:start-glue-point="10" draw:end-shape="id3" draw:end-glue-point="1" svg:d="m35557 19899h11615v-12600h-20949">
              <text:p/>
            </draw:connector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>
            <draw:connector table:end-cell-address="Versio1.G19" table:end-x="0.99cm" table:end-y="0.313cm" draw:z-index="20" draw:style-name="gr2" draw:text-style-name="P3" svg:x1="0.99cm" svg:y1="0.422cm" svg:x2="0.99cm" svg:y2="1.361cm" draw:start-shape="id3" draw:start-glue-point="2" draw:end-shape="id5" draw:end-glue-point="4" svg:d="m24116 8800v939">
              <text:p/>
            </draw:connector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>
            <draw:custom-shape table:end-cell-address="Versio1.G22" table:end-x="2.051cm" table:end-y="0.355cm" draw:z-index="0" draw:style-name="gr6" draw:text-style-name="P2" draw:id="id5" svg:width="2.121cm" svg:height="1.613cm" svg:x="2.863cm" svg:y="0.313cm">
              <text:p text:style-name="P1"><text:span text:style-name="T2">Esitys</text:span></text:p>
              <text:p text:style-name="P1"><text:span text:style-name="T2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connector table:end-cell-address="Versio1.F32" table:end-x="2.863cm" table:end-y="0.183cm" draw:z-index="4" draw:style-name="gr2" draw:text-style-name="P3" svg:x1="2.407cm" svg:y1="5.943cm" svg:x2="20.124cm" svg:y2="0.072cm" draw:start-shape="id6" draw:start-glue-point="3" draw:end-shape="id5" svg:d="m5339 16416h-643v-5871h18360">
              <text:p/>
            </draw:connector>
          </table:table-cell>
          <table:table-cell table:number-columns-repeated="1022"/>
        </table:table-row>
        <table:table-row table:style-name="ro1">
          <table:table-cell table:number-columns-repeated="2"/>
          <table:table-cell>
            <draw:connector table:end-cell-address="Versio1.G28" table:end-x="0.99cm" table:end-y="0.422cm" draw:z-index="2" draw:style-name="gr2" draw:text-style-name="P3" svg:x1="18.251cm" svg:y1="0.355cm" svg:x2="1.888cm" svg:y2="3.564cm" draw:start-shape="id5" draw:start-glue-point="8" draw:end-shape="id6" draw:end-glue-point="0" svg:d="m24116 11352v1604h-16363v1605">
              <text:p/>
            </draw:connector>
          </table:table-cell>
          <table:table-cell/>
          <table:table-cell>
            <draw:connector table:end-cell-address="Versio1.G28" table:end-x="0.99cm" table:end-y="0.422cm" draw:z-index="26" draw:style-name="gr2" draw:text-style-name="P3" svg:x1="11.923cm" svg:y1="0.355cm" svg:x2="7.893cm" svg:y2="3.564cm" draw:start-shape="id5" draw:start-glue-point="8" draw:end-shape="id7" svg:d="m24116 11352v1604h-4030v1605">
              <text:p/>
            </draw:connector>
            <draw:connector table:end-cell-address="Versio1.G28" table:end-x="0.99cm" table:end-y="0.422cm" draw:z-index="42" draw:style-name="gr2" draw:text-style-name="P3" svg:x1="11.923cm" svg:y1="0.355cm" svg:x2="1.789cm" svg:y2="3.564cm" draw:start-shape="id5" draw:start-glue-point="8" draw:end-shape="id8" draw:end-glue-point="0" svg:d="m24116 11352v1604h-10134v1605">
              <text:p/>
            </draw:connector>
          </table:table-cell>
          <table:table-cell/>
          <table:table-cell>
            <draw:connector table:end-cell-address="Versio1.J28" table:end-x="2.144cm" table:end-y="0.422cm" draw:z-index="6" draw:style-name="gr2" draw:text-style-name="P3" svg:x1="0.99cm" svg:y1="0.355cm" svg:x2="10.942cm" svg:y2="3.564cm" draw:start-shape="id5" draw:start-glue-point="8" draw:end-shape="id9" svg:d="m24116 11352v1604h9952v1605">
              <text:p/>
            </draw:connector>
            <draw:connector table:end-cell-address="Versio1.H28" table:end-x="0.415cm" table:end-y="0.422cm" draw:z-index="11" draw:style-name="gr2" draw:text-style-name="P3" svg:x1="0.99cm" svg:y1="0.355cm" svg:x2="3.347cm" svg:y2="3.564cm" draw:start-shape="id5" draw:start-glue-point="8" draw:end-shape="id10" svg:d="m24116 11352v1604h2357v1605">
              <text:p/>
            </draw:connector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>
            <draw:custom-shape table:end-cell-address="Versio1.E29" table:end-x="3.105cm" table:end-y="0.034cm" draw:z-index="3" draw:style-name="gr7" draw:text-style-name="P5" svg:width="7.454cm" svg:height="1.655cm" svg:x="1.979cm" svg:y="0.473cm">
              <text:p text:style-name="P4"><text:span text:style-name="T2">(timeout/ k&lt;maks-1) or</text:span></text:p>
              <text:p text:style-name="P4"><text:span text:style-name="T2">(paina "&gt;" and k&lt;maks-1)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  <table:table-cell>
            <draw:custom-shape table:end-cell-address="Versio1.M28" table:end-x="0.988cm" table:end-y="0.488cm" draw:z-index="7" draw:style-name="gr7" draw:text-style-name="P5" svg:width="7.497cm" svg:height="1.655cm" svg:x="2.29cm" svg:y="0.404cm">
              <text:p text:style-name="P4"><text:span text:style-name="T2">(timeout/ k=maks-1) or</text:span></text:p>
              <text:p text:style-name="P4"><text:span text:style-name="T2">(paina "&gt;" and k=maks-1)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4"/>
        </table:table-row>
        <table:table-row table:style-name="ro1">
          <table:table-cell table:number-columns-repeated="4"/>
          <table:table-cell>
            <draw:custom-shape table:end-cell-address="Versio1.E27" table:end-x="6.893cm" table:end-y="0.264cm" draw:z-index="43" draw:style-name="gr8" draw:text-style-name="P5" svg:width="4.839cm" svg:height="0.686cm" svg:x="2.054cm" svg:y="0.102cm">
              <text:p text:style-name="P4"><text:span text:style-name="T3">paina "&lt;" and k=1</text:span></text:p>
              <draw:enhanced-geometry svg:viewBox="0 0 21600 21600" draw:type="mso-spt202" draw:enhanced-path="M 0 0 L 21600 0 21600 21600 0 21600 0 0 Z N"/>
            </draw:custom-shape>
          </table:table-cell>
          <table:table-cell>
            <draw:custom-shape table:end-cell-address="Versio1.G27" table:end-x="2.024cm" table:end-y="0.29cm" draw:z-index="9" draw:style-name="gr9" draw:text-style-name="P5" svg:width="4.839cm" svg:height="0.751cm" svg:x="0.118cm" svg:y="0.063cm">
              <text:p text:style-name="P4"><text:span text:style-name="T2">paina "Keskeytä"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  <table:table-cell>
            <draw:custom-shape table:end-cell-address="Versio1.I27" table:end-x="2.115cm" table:end-y="0.171cm" draw:z-index="38" draw:style-name="gr3" draw:text-style-name="P5" svg:width="4.28cm" svg:height="0.627cm" svg:x="0.768cm" svg:y="0.068cm">
              <text:p text:style-name="P4"><text:span text:style-name="T2">paina "&lt;" and k&gt;1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custom-shape table:end-cell-address="Versio1.D35" table:end-x="0.907cm" table:end-y="0.468cm" draw:z-index="1" draw:style-name="gr10" draw:text-style-name="P5" draw:id="id6" svg:width="4.828cm" svg:height="3.711cm" svg:x="2.407cm" svg:y="0.422cm">
              <text:p text:style-name="P4"><text:span text:style-name="T2">&lt;&lt;SiirrySeurKuva&gt;&gt;</text:span></text:p>
              <text:p text:style-name="P4"><text:span text:style-name="T2">k=k+1</text:span></text:p>
              <text:p text:style-name="P4"><text:span text:style-name="T2">Nayta kuva(k)</text:span></text:p>
              <text:p text:style-name="P4"><text:span text:style-name="T2">Nappi=”Keskeytä”</text:span></text:p>
              <text:p text:style-name="P4"><text:span text:style-name="T2">ajastin.start()</text:span>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table:end-cell-address="Versio1.E35" table:end-x="4.406cm" table:end-y="0.486cm" draw:z-index="33" draw:style-name="gr11" draw:text-style-name="P5" draw:id="id8" svg:width="5.233cm" svg:height="3.729cm" svg:x="2.106cm" svg:y="0.422cm">
              <text:p text:style-name="P4"><text:span text:style-name="T2">&lt;&lt;NäytäEnsimKuva&gt;&gt;</text:span></text:p>
              <text:p text:style-name="P4"><text:span text:style-name="T2">ajastin.stop()</text:span></text:p>
              <text:p text:style-name="P4"><text:span text:style-name="T2">k=1</text:span></text:p>
              <text:p text:style-name="P4"><text:span text:style-name="T2">Naytä kuva(k)</text:span></text:p>
              <text:p text:style-name="P4"><text:span text:style-name="T2">Nappi="Jatka"</text:span></text:p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table:end-cell-address="Versio1.F29" table:end-x="2.56cm" table:end-y="0.526cm" draw:z-index="12" draw:style-name="gr12" draw:text-style-name="P5" svg:width="4.282cm" svg:height="0.627cm" svg:x="6.278cm" svg:y="0.422cm">
              <text:p/>
              <draw:enhanced-geometry svg:viewBox="0 0 21600 21600" draw:type="mso-spt202" draw:enhanced-path="M 0 0 L 21600 0 21600 21600 0 21600 0 0 Z N"/>
            </draw:custom-shape>
            <draw:custom-shape table:end-cell-address="Versio1.F35" table:end-x="2.328cm" table:end-y="0.486cm" draw:z-index="27" draw:style-name="gr11" draw:text-style-name="P5" draw:id="id7" svg:width="4.87cm" svg:height="3.729cm" svg:x="5.458cm" svg:y="0.422cm">
              <text:p text:style-name="P4"><text:span text:style-name="T2">&lt;&lt;KesksytäEsitys&gt;&gt;</text:span></text:p>
              <text:p text:style-name="P4"><text:span text:style-name="T2">ajastin.stop()</text:span></text:p>
              <text:p text:style-name="P4"><text:span text:style-name="T2">Nappi="Jatka"</text:span>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table:end-cell-address="Versio1.H35" table:end-x="2.85cm" table:end-y="0.486cm" draw:z-index="39" draw:style-name="gr11" draw:text-style-name="P5" draw:id="id10" svg:width="4.87cm" svg:height="3.729cm" svg:x="0.912cm" svg:y="0.422cm">
              <text:p text:style-name="P4"><text:span text:style-name="T2">&lt;&lt;NäytäEdelKuva&gt;&gt;</text:span></text:p>
              <text:p text:style-name="P4"><text:span text:style-name="T2">ajastin.stop()</text:span></text:p>
              <text:p text:style-name="P4"><text:span text:style-name="T2">k=k-1</text:span></text:p>
              <text:p text:style-name="P4"><text:span text:style-name="T2">Näytä kuva(k)</text:span></text:p>
              <text:p text:style-name="P4"><text:span text:style-name="T2">Nappi="Jatka"</text:span></text:p>
              <draw:enhanced-geometry svg:viewBox="0 0 21600 21600" draw:type="rectangle" draw:enhanced-path="M 0 0 L 21600 0 21600 21600 0 21600 0 0 Z N"/>
            </draw:custom-shape>
          </table:table-cell>
          <table:table-cell/>
          <table:table-cell>
            <draw:custom-shape table:end-cell-address="Versio1.K34" table:end-x="1.662cm" table:end-y="0.477cm" draw:z-index="5" draw:style-name="gr13" draw:text-style-name="P5" draw:id="id9" svg:width="4.901cm" svg:height="3.197cm" svg:x="2.627cm" svg:y="0.422cm">
              <text:p text:style-name="P4"><text:span text:style-name="T2">&lt;&lt;NäytäViimKuva&gt;&gt;</text:span></text:p>
              <text:p text:style-name="P4"><text:span text:style-name="T2">ajastin.stop()</text:span></text:p>
              <text:p text:style-name="P4"><text:span text:style-name="T2">k=maks</text:span></text:p>
              <text:p text:style-name="P4"><text:span text:style-name="T2">Naytä kuva(k)</text:span></text:p>
              <text:p text:style-name="P4"><text:span text:style-name="T2">Nappi="Aloita alusta"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custom-shape table:end-cell-address="Versio1.M32" table:end-x="2.087cm" table:end-y="0.419cm" draw:z-index="50" draw:style-name="gr14" draw:text-style-name="P5" svg:width="2.902cm" svg:height="1.141cm" svg:x="2.118cm" svg:y="0.325cm">
              <text:p text:style-name="P4"><text:span text:style-name="T2">paina "&gt;&gt;"</text:span></text:p>
              <draw:enhanced-geometry svg:viewBox="0 0 21600 21600" draw:type="mso-spt202" draw:enhanced-path="M 0 0 L 21600 0 21600 21600 0 21600 0 0 Z N"/>
            </draw:custom-shape>
          </table:table-cell>
          <table:table-cell>
            <draw:custom-shape table:end-cell-address="Versio1.N33" table:end-x="0.931cm" table:end-y="0.208cm" draw:z-index="48" draw:style-name="gr6" draw:text-style-name="P2" draw:id="id12" svg:width="2.106cm" svg:height="1.613cm" svg:x="1.758cm" svg:y="0.166cm">
              <text:p text:style-name="P1"><text:span text:style-name="T2">Any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1011"/>
        </table:table-row>
        <table:table-row table:style-name="ro1">
          <table:table-cell table:number-columns-repeated="5"/>
          <table:table-cell>
            <draw:connector table:end-cell-address="Versio1.L43" table:end-x="0.52cm" table:end-y="0.257cm" draw:z-index="31" draw:style-name="gr2" draw:text-style-name="P3" draw:line-skew="0cm 1.149cm" svg:x1="0.638cm" svg:y1="5.662cm" svg:x2="16.326cm" svg:y2="0.449cm" draw:start-shape="id11" draw:start-glue-point="9" draw:end-shape="id9" draw:end-glue-point="1" svg:d="m20831 21372v879h17479v-6092h-1791">
              <text:p/>
            </draw:connector>
          </table:table-cell>
          <table:table-cell table:number-columns-repeated="4"/>
          <table:table-cell>
            <draw:connector table:end-cell-address="Versio1.M31" table:end-x="1.758cm" table:end-y="0.449cm" draw:z-index="49" draw:style-name="gr2" draw:text-style-name="P3" svg:x1="7.624cm" svg:y1="0.448cm" svg:x2="1.662cm" svg:y2="0.449cm" draw:start-shape="id12" draw:start-glue-point="6" draw:end-shape="id9" draw:end-glue-point="1" svg:d="m42481 16158h-2981v1h-2981">
              <text:p/>
            </draw:connector>
          </table:table-cell>
          <table:table-cell table:number-columns-repeated="1013"/>
        </table:table-row>
        <table:table-row table:style-name="ro1">
          <table:table-cell table:number-columns-repeated="2"/>
          <table:table-cell>
            <draw:connector table:end-cell-address="Versio1.D44" table:end-x="2.106cm" table:end-y="0.346cm" draw:z-index="46" draw:style-name="gr2" draw:text-style-name="P3" draw:line-skew="1.445cm" svg:x1="1.211cm" svg:y1="6.631cm" svg:x2="5.501cm" svg:y2="0.192cm" draw:start-shape="id13" draw:start-glue-point="10" draw:end-shape="id8" svg:d="m7076 22864h3590v-6439h700">
              <text:p/>
            </draw:connector>
          </table:table-cell>
          <table:table-cell table:number-columns-repeated="2"/>
          <table:table-cell>
            <draw:connector table:end-cell-address="Versio1.I40" table:end-x="0.56cm" table:end-y="0.379cm" draw:z-index="29" draw:style-name="gr2" draw:text-style-name="P3" svg:x1="0.947cm" svg:y1="4.569cm" svg:x2="8.715cm" svg:y2="0.192cm" draw:start-shape="id11" draw:start-glue-point="10" draw:end-shape="id10" draw:end-glue-point="1" svg:d="m21140 20802h8411v-4377h-643">
              <text:p/>
            </draw:connector>
          </table:table-cell>
          <table:table-cell/>
          <table:table-cell>
            <draw:connector table:end-cell-address="Versio1.J38" table:end-x="0.663cm" table:end-y="0.524cm" draw:z-index="23" draw:style-name="gr2" draw:text-style-name="P3" draw:line-skew="-0.555cm" svg:x1="6.529cm" svg:y1="3.666cm" svg:x2="2.85cm" svg:y2="0.192cm" draw:start-shape="id4" draw:start-glue-point="6" draw:end-shape="id10" draw:end-glue-point="1" svg:d="m32587 19899h-2394v-3474h-1285">
              <text:p/>
            </draw:connector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>
            <draw:connector table:end-cell-address="Versio1.J37" table:end-x="2.147cm" table:end-y="0.241cm" draw:z-index="8" draw:style-name="gr2" draw:text-style-name="P3" svg:x1="2.144cm" svg:y1="0.477cm" svg:x2="2.147cm" svg:y2="1.812cm" draw:start-shape="id9" draw:start-glue-point="2" draw:end-shape="id4" draw:end-glue-point="4" svg:d="m34068 17758v667h3v668">
              <text:p/>
            </draw:connector>
          </table:table-cell>
          <table:table-cell table:number-columns-repeated="1014"/>
        </table:table-row>
        <table:table-row table:style-name="ro1">
          <table:table-cell table:number-columns-repeated="2"/>
          <table:table-cell>
            <draw:connector table:end-cell-address="Versio1.E40" table:end-x="6.841cm" table:end-y="0.379cm" draw:z-index="37" draw:style-name="gr2" draw:text-style-name="P3" svg:x1="13.169cm" svg:y1="2.998cm" svg:x2="1.888cm" svg:y2="0.468cm" draw:start-shape="id11" draw:start-glue-point="6" draw:end-shape="id6" draw:end-glue-point="2" svg:d="m19034 20802h-11281v-2530">
              <text:p/>
            </draw:connector>
          </table:table-cell>
          <table:table-cell/>
          <table:table-cell>
            <draw:connector table:end-cell-address="Versio1.E39" table:end-x="7.893cm" table:end-y="0.097cm" draw:z-index="28" draw:style-name="gr2" draw:text-style-name="P3" svg:x1="7.893cm" svg:y1="0.486cm" svg:x2="7.893cm" svg:y2="2.192cm" draw:start-shape="id7" draw:start-glue-point="2" draw:end-shape="id11" draw:end-glue-point="4" svg:d="m20086 18290v1706">
              <text:p/>
            </draw:connector>
            <draw:connector table:end-cell-address="Versio1.E39" table:end-x="7.893cm" table:end-y="0.097cm" draw:z-index="34" draw:style-name="gr15" draw:text-style-name="P3" svg:x1="1.789cm" svg:y1="0.486cm" svg:x2="7.893cm" svg:y2="2.192cm" draw:start-shape="id8" draw:start-glue-point="2" draw:end-shape="id11" draw:end-glue-point="4" svg:d="m13982 18290v852h6104v854">
              <text:p/>
            </draw:connector>
            <draw:connector table:end-cell-address="Versio1.H39" table:end-x="0.415cm" table:end-y="0.097cm" draw:z-index="40" draw:style-name="gr2" draw:text-style-name="P3" svg:x1="14.28cm" svg:y1="0.486cm" svg:x2="7.894cm" svg:y2="2.192cm" draw:start-shape="id10" draw:start-glue-point="2" draw:end-shape="id11" svg:d="m26473 18290v852h-6386v854">
              <text:p/>
            </draw:connector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>
            <draw:custom-shape table:end-cell-address="Versio1.J38" table:end-x="0.868cm" table:end-y="0.449cm" draw:z-index="24" draw:style-name="gr3" draw:text-style-name="P5" svg:width="2.349cm" svg:height="0.627cm" svg:x="1.452cm" svg:y="0.345cm">
              <text:p text:style-name="P4"><text:span text:style-name="T2">paina "&lt;"</text:span></text:p>
              <draw:enhanced-geometry svg:viewBox="0 0 21600 21600" draw:type="mso-spt202" draw:enhanced-path="M 0 0 L 21600 0 21600 21600 0 21600 0 0 Z N"/>
            </draw:custom-shape>
          </table:table-cell>
          <table:table-cell>
            <draw:custom-shape table:end-cell-address="Versio1.K40" table:end-x="0.7cm" table:end-y="0.283cm" draw:z-index="22" draw:style-name="gr6" draw:text-style-name="P2" draw:id="id4" svg:width="2.97cm" svg:height="1.613cm" svg:x="0.663cm" svg:y="0.241cm">
              <text:p text:style-name="P1"><text:span text:style-name="T2">Lopussa</text:span></text:p>
              <text:p text:style-name="P1"><text:span text:style-name="T2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/>
          <table:table-cell>
            <draw:custom-shape table:end-cell-address="Versio1.N38" table:end-x="0.249cm" table:end-y="0.191cm" draw:z-index="21" draw:style-name="gr3" draw:text-style-name="P5" svg:width="4.729cm" svg:height="0.627cm" svg:x="1.386cm" svg:y="0.087cm">
              <text:p text:style-name="P4"><text:span text:style-name="T2">paina "Aloita alusta"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2"/>
        </table:table-row>
        <table:table-row table:style-name="ro1">
          <table:table-cell table:number-columns-repeated="5"/>
          <table:table-cell>
            <draw:custom-shape table:end-cell-address="Versio1.H40" table:end-x="0.693cm" table:end-y="0.086cm" draw:z-index="44" draw:style-name="gr3" draw:text-style-name="P5" svg:width="4.28cm" svg:height="0.627cm" svg:x="2.278cm" svg:y="0.507cm">
              <text:p text:style-name="P4"><text:span text:style-name="T2">paina "&lt;" and k&gt;1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 table:number-columns-repeated="4"/>
          <table:table-cell>
            <draw:custom-shape table:end-cell-address="Versio1.F42" table:end-x="0.947cm" table:end-y="0.139cm" draw:z-index="25" draw:style-name="gr6" draw:text-style-name="P2" draw:id="id11" svg:width="2.106cm" svg:height="1.613cm" svg:x="6.841cm" svg:y="0.097cm">
              <text:p text:style-name="P1"><text:span text:style-name="T2">Tauko</text:span></text:p>
              <text:p text:style-name="P1"><text:span text:style-name="T2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table:end-cell-address="Versio1.E40" table:end-x="7.448cm" table:end-y="0.468cm" draw:z-index="30" draw:style-name="gr16" draw:text-style-name="P5" svg:width="7.109cm" svg:height="0.915cm" svg:x="0.339cm" svg:y="0.077cm">
              <text:p text:style-name="P4"><text:span text:style-name="T2">paina "Jatka" and k&lt;maks-1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connector table:end-cell-address="Versio1.E50" table:end-x="7.148cm" table:end-y="0.22cm" draw:z-index="35" draw:style-name="gr2" draw:text-style-name="P3" svg:x1="7.148cm" svg:y1="0.425cm" svg:x2="4.928cm" svg:y2="4.933cm" draw:start-shape="id11" draw:start-glue-point="7" draw:end-shape="id14" draw:end-glue-point="3" svg:d="m19341 21372v1830h-2864v2678h644">
              <text:p/>
            </draw:connector>
          </table:table-cell>
          <table:table-cell>
            <draw:custom-shape table:end-cell-address="Versio1.H45" table:end-x="2.646cm" table:end-y="0.111cm" draw:z-index="32" draw:style-name="gr17" draw:text-style-name="P5" svg:width="7.348cm" svg:height="2.169cm" svg:x="1.163cm" svg:y="0.036cm">
              <text:p text:style-name="P4"><text:span text:style-name="T2">Paina ”Jatka” and k=maks-1 or</text:span></text:p>
              <text:p text:style-name="P4"><text:span text:style-name="T2">paina "&gt;" and k=maks-1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 table:number-columns-repeated="4"/>
          <table:table-cell>
            <draw:connector table:end-cell-address="Versio1.F50" table:end-x="2.917cm" table:end-y="0.22cm" draw:z-index="41" draw:style-name="gr2" draw:text-style-name="P3" svg:x1="10.275cm" svg:y1="4.41cm" svg:x2="7.893cm" svg:y2="0.139cm" draw:start-shape="id14" draw:start-glue-point="1" draw:end-shape="id11" draw:end-glue-point="8" svg:d="m22468 25880h642v-2678h-3024v-1593">
              <text:p/>
            </draw:connector>
          </table:table-cell>
          <table:table-cell table:number-columns-repeated="1019"/>
        </table:table-row>
        <table:table-row table:style-name="ro1">
          <table:table-cell/>
          <table:table-cell>
            <draw:custom-shape table:end-cell-address="Versio1.C46" table:end-x="1.211cm" table:end-y="0.106cm" draw:z-index="45" draw:style-name="gr6" draw:text-style-name="P2" draw:id="id13" svg:width="2.106cm" svg:height="1.613cm" svg:x="2.038cm" svg:y="0.064cm">
              <text:p text:style-name="P1"><text:span text:style-name="T2">Any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>
            <draw:custom-shape table:end-cell-address="Versio1.D45" table:end-x="0.865cm" table:end-y="0.21cm" draw:z-index="47" draw:style-name="gr14" draw:text-style-name="P5" svg:width="2.902cm" svg:height="1.141cm" svg:x="1.358cm" svg:y="0.116cm">
              <text:p text:style-name="P4"><text:span text:style-name="T2">paina "&lt;&lt;"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  <table:table-cell>
            <draw:custom-shape table:end-cell-address="Versio1.E44" table:end-x="6.996cm" table:end-y="0.517cm" draw:z-index="36" draw:style-name="gr3" draw:text-style-name="P5" svg:width="5.594cm" svg:height="0.627cm" svg:x="1.402cm" svg:y="0.414cm">
              <text:p text:style-name="P4"><text:span text:style-name="T2">paina "&gt;" and k&lt;maks-1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>
            <draw:custom-shape table:end-cell-address="Versio1.F52" table:end-x="2.275cm" table:end-y="0.258cm" draw:z-index="10" draw:style-name="gr18" draw:text-style-name="P5" draw:id="id14" svg:width="5.347cm" svg:height="2.169cm" svg:x="4.928cm" svg:y="0.184cm">
              <text:p text:style-name="P4"><text:span text:style-name="T2">&lt;&lt;NäytäSeurKuva&gt;&gt;</text:span></text:p>
              <text:p text:style-name="P4"><text:span text:style-name="T2">k=k+1</text:span></text:p>
              <text:p text:style-name="P4"><text:span text:style-name="T2">Nayta kuva(k)</text:span></text:p>
              <text:p text:style-name="P4"><text:span text:style-name="T2"/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>
            <text:p>tapahtuma</text:p>
          </table:table-cell>
          <table:table-cell table:style-name="ce1" office:value-type="string">
            <text:p>tila</text:p>
          </table:table-cell>
          <table:table-cell table:style-name="ce1" office:value-type="string">
            <text:p>ehto</text:p>
          </table:table-cell>
          <table:table-cell table:style-name="ce1" office:value-type="string">
            <text:p>toimenpide</text:p>
          </table:table-cell>
          <table:table-cell table:style-name="ce1" office:value-type="string">
            <text:p>uusi tila</text:p>
          </table:table-cell>
          <table:table-cell table:style-name="ce1"/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”start”</text:p>
          </table:table-cell>
          <table:table-cell table:style-name="ce3" table:number-columns-repeated="5"/>
          <table:table-cell table:number-columns-repeated="1013"/>
        </table:table-row>
        <table:table-row table:style-name="ro1">
          <table:table-cell table:number-columns-repeated="6"/>
          <table:table-cell office:value-type="string">
            <text:p>N/A</text:p>
          </table:table-cell>
          <table:table-cell/>
          <table:table-cell office:value-type="string">
            <text:p>Aloita</text:p>
          </table:table-cell>
          <table:table-cell/>
          <table:table-cell office:value-type="string">
            <text:p>k=1,NäytäKuva, KäynnistäAjastin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>
            <text:p>Esitys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2" table:number-columns-repeated="6"/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”timeout”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>
            <text:p>Esitys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string">
            <text:p>k=maks-1</text:p>
          </table:table-cell>
          <table:table-cell table:number-columns-repeated="1016"/>
        </table:table-row>
        <table:table-row table:style-name="ro1">
          <table:table-cell table:number-columns-repeated="8"/>
          <table:table-cell office:value-type="string">
            <text:p>NäytäViimKuva</text:p>
          </table:table-cell>
          <table:table-cell/>
          <table:table-cell office:value-type="string">
            <text:p>PysäytäAjastin, k=maks,NäytäKuva, MuutaNäppäinTeksti(”Aloita alusta”)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>
            <text:p>other</text:p>
          </table:table-cell>
          <table:table-cell/>
          <table:table-cell office:value-type="string">
            <text:p>Lopussa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>
            <text:p>SiirrySeurKuvaan</text:p>
          </table:table-cell>
          <table:table-cell/>
          <table:table-cell office:value-type="string">
            <text:p>NäytäSeuraavaKuva, KäynnistäAjastin 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table:number-columns-repeated="4"/>
          <table:table-cell table:style-name="ce2" office:value-type="string">
            <text:p>Esitys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Paina ”&gt;”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>
            <text:p>Esitys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string">
            <text:p>k=maks-1</text:p>
          </table:table-cell>
          <table:table-cell table:number-columns-repeated="1016"/>
        </table:table-row>
        <table:table-row table:style-name="ro1">
          <table:table-cell table:number-columns-repeated="8"/>
          <table:table-cell office:value-type="string">
            <text:p>NäytäViimKuva</text:p>
          </table:table-cell>
          <table:table-cell table:number-columns-repeated="1015"/>
        </table:table-row>
        <table:table-row table:style-name="ro1">
          <table:table-cell table:number-columns-repeated="9"/>
          <table:table-cell office:value-type="string">
            <text:p>Lopussa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k&lt;maks-1</text:p>
          </table:table-cell>
          <table:table-cell table:number-columns-repeated="1016"/>
        </table:table-row>
        <table:table-row table:style-name="ro1">
          <table:table-cell table:number-columns-repeated="8"/>
          <table:table-cell office:value-type="string">
            <text:p>SiirrySeurKuvaa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" table:number-columns-repeated="3"/>
          <table:table-cell table:style-name="ce2" office:value-type="string">
            <text:p>Esitys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6"/>
          <table:table-cell office:value-type="string">
            <text:p>Tauko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string">
            <text:p>k=maks-1</text:p>
          </table:table-cell>
          <table:table-cell table:number-columns-repeated="1016"/>
        </table:table-row>
        <table:table-row table:style-name="ro1">
          <table:table-cell table:number-columns-repeated="8"/>
          <table:table-cell office:value-type="string">
            <text:p>NäytäViimKuva</text:p>
          </table:table-cell>
          <table:table-cell table:number-columns-repeated="1015"/>
        </table:table-row>
        <table:table-row table:style-name="ro1">
          <table:table-cell table:number-columns-repeated="9"/>
          <table:table-cell office:value-type="string">
            <text:p>Lopussa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k&lt;maks-1</text:p>
          </table:table-cell>
          <table:table-cell table:number-columns-repeated="1016"/>
        </table:table-row>
        <table:table-row table:style-name="ro1">
          <table:table-cell table:number-columns-repeated="8"/>
          <table:table-cell office:value-type="string">
            <text:p>NäytäSeurKuva</text:p>
          </table:table-cell>
          <table:table-cell/>
          <table:table-cell office:value-type="string">
            <text:p>NäytäSeuraavaKuva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table:number-columns-repeated="4"/>
          <table:table-cell table:style-name="ce2" office:value-type="string">
            <text:p>Tauko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Paina ”&lt;”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>
            <text:p>Esitys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string">
            <text:p>k=1</text:p>
          </table:table-cell>
          <table:table-cell table:number-columns-repeated="1016"/>
        </table:table-row>
        <table:table-row table:style-name="ro1">
          <table:table-cell table:number-columns-repeated="8"/>
          <table:table-cell office:value-type="string">
            <text:p>NäytäEnsimKuva</text:p>
          </table:table-cell>
          <table:table-cell/>
          <table:table-cell office:value-type="string">
            <text:p>PysäytäAjastin, k=1, NäytäKuva, MuutaNäppäinTeksti(”Jatka”)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>
            <text:p>Tauko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Muu</text:p>
          </table:table-cell>
          <table:table-cell table:number-columns-repeated="1016"/>
        </table:table-row>
        <table:table-row table:style-name="ro1">
          <table:table-cell table:number-columns-repeated="8"/>
          <table:table-cell office:value-type="string">
            <text:p>NäytäEdellKuva</text:p>
          </table:table-cell>
          <table:table-cell/>
          <table:table-cell office:value-type="string">
            <text:p>PysäytäAjastin, k=k+1, NäytäKuva, MuutaNäppäinTeksti(”Jatka”)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 table:number-columns-repeated="3"/>
          <table:table-cell table:style-name="ce2" office:value-type="string">
            <text:p>Tauko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6"/>
          <table:table-cell office:value-type="string">
            <text:p>Tauko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string">
            <text:p>k&gt;1</text:p>
          </table:table-cell>
          <table:table-cell table:number-columns-repeated="1016"/>
        </table:table-row>
        <table:table-row table:style-name="ro1">
          <table:table-cell table:number-columns-repeated="8"/>
          <table:table-cell office:value-type="string">
            <text:p>NäytäEdellKuva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" table:number-columns-repeated="3"/>
          <table:table-cell table:style-name="ce2" office:value-type="string">
            <text:p>Tauko</text:p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6"/>
          <table:table-cell office:value-type="string">
            <text:p>Lopussa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string">
            <text:p>N/A</text:p>
          </table:table-cell>
          <table:table-cell office:value-type="string">
            <text:p>NäytäEdellKuva</text:p>
          </table:table-cell>
          <table:table-cell table:number-columns-repeated="1015"/>
        </table:table-row>
        <table:table-row table:style-name="ro1">
          <table:table-cell table:number-columns-repeated="9"/>
          <table:table-cell office:value-type="string">
            <text:p>Tauko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2" table:number-columns-repeated="6"/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Paina ”&gt;&gt;”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>
            <text:p>Any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number-columns-repeated="8"/>
          <table:table-cell office:value-type="string">
            <text:p>NäytäViimKuvaa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2" table:number-columns-repeated="6"/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Paina ”&lt;&lt;”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>
            <text:p>Any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number-columns-repeated="8"/>
          <table:table-cell office:value-type="string">
            <text:p>NäytäEnsimKuva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table:style-name="ce2" table:number-columns-repeated="6"/>
          <table:table-cell table:number-columns-repeated="1013"/>
        </table:table-row>
        <table:table-row table:style-name="ro1">
          <table:table-cell table:number-columns-repeated="5"/>
          <table:table-cell office:value-type="string">
            <text:p>Paina ”Keskeytä, Jatka, Aloita alusta”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>
            <text:p>Esitys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number-columns-repeated="8"/>
          <table:table-cell office:value-type="string">
            <text:p>KeskeytäEsitys</text:p>
          </table:table-cell>
          <table:table-cell/>
          <table:table-cell office:value-type="string">
            <text:p>PysäytäAjastin, MuutaNäppäin(”Jatka”)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>
            <text:p>Tauko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" table:number-columns-repeated="4"/>
          <table:table-cell table:number-columns-repeated="1014"/>
        </table:table-row>
        <table:table-row table:style-name="ro1">
          <table:table-cell table:number-columns-repeated="6"/>
          <table:table-cell office:value-type="string">
            <text:p>Tauko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string">
            <text:p>k&lt;maks-1</text:p>
          </table:table-cell>
          <table:table-cell table:number-columns-repeated="1016"/>
        </table:table-row>
        <table:table-row table:style-name="ro1">
          <table:table-cell table:number-columns-repeated="8"/>
          <table:table-cell office:value-type="string">
            <text:p>SiirrySeurKuvaan</text:p>
          </table:table-cell>
          <table:table-cell table:number-columns-repeated="1015"/>
        </table:table-row>
        <table:table-row table:style-name="ro1">
          <table:table-cell table:number-columns-repeated="9"/>
          <table:table-cell office:value-type="string">
            <text:p>Esitys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k=maks-1</text:p>
          </table:table-cell>
          <table:table-cell table:number-columns-repeated="1016"/>
        </table:table-row>
        <table:table-row table:style-name="ro1">
          <table:table-cell table:number-columns-repeated="8"/>
          <table:table-cell office:value-type="string">
            <text:p>NäytäViimKuva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" table:number-columns-repeated="3"/>
          <table:table-cell table:style-name="ce2" office:value-type="string">
            <text:p>Lopussa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>
            <text:p>Lopussa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string">
            <text:p>N/A</text:p>
          </table:table-cell>
          <table:table-cell table:number-columns-repeated="1016"/>
        </table:table-row>
        <table:table-row table:style-name="ro1">
          <table:table-cell table:number-columns-repeated="8"/>
          <table:table-cell office:value-type="string">
            <text:p>Aloita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" table:number-columns-repeated="3"/>
          <table:table-cell table:style-name="ce2" office:value-type="string">
            <text:p>Esitys</text:p>
          </table:table-cell>
          <table:table-cell table:number-columns-repeated="1014"/>
        </table:table-row>
        <table:table-row table:style-name="ro1" table:number-rows-repeated="65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1" table:number-columns-repeated="1022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/>
    <style:font-face style:name="F" svg:font-family="" style:font-family-generic="roman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Tahoma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€</number:text>
    </number:number-style>
    <number:number-style style:name="N110">
      <number:text>-</number:text>
      <number:number number:decimal-places="0" number:min-integer-digits="1" number:grouping="true"/>
      <number:text>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€</number:text>
    </number:number-style>
    <number:number-style style:name="N113">
      <number:text>-</number:text>
      <number:number number:decimal-places="2" number:min-integer-digits="1" number:grouping="true"/>
      <number:text>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</number:text>
    </number:number-style>
    <number:number-style style:name="N122P1" style:volatile="true">
      <number:text>-</number:text>
      <number:number number:decimal-places="0" number:min-integer-digits="1" number:grouping="true"/>
      <number:text>   </number:text>
    </number:number-style>
    <number:number-style style:name="N122P2" style:volatile="true">
      <number:text> -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€ </number:text>
    </number:number-style>
    <number:number-style style:name="N126P1" style:volatile="true">
      <number:text>-</number:text>
      <number:number number:decimal-places="0" number:min-integer-digits="1" number:grouping="true"/>
      <number:text>€ </number:text>
    </number:number-style>
    <number:number-style style:name="N126P2" style:volatile="true">
      <number:text> -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</number:text>
    </number:number-style>
    <number:number-style style:name="N130P1" style:volatile="true">
      <number:text>-</number:text>
      <number:number number:decimal-places="2" number:min-integer-digits="1" number:grouping="true"/>
      <number:text>   </number:text>
    </number:number-style>
    <number:number-style style:name="N130P2" style:volatile="true">
      <number:text> -</number:text>
      <number:number number:decimal-places="0" number:min-integer-digits="0"/>
      <number:text>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€ </number:text>
    </number:number-style>
    <number:number-style style:name="N134P1" style:volatile="true">
      <number:text>-</number:text>
      <number:number number:decimal-places="2" number:min-integer-digits="1" number:grouping="true"/>
      <number:text>€ </number:text>
    </number:number-style>
    <number:number-style style:name="N134P2" style:volatile="true">
      <number:text> -</number:text>
      <number:number number:decimal-places="0" number:min-integer-digits="0"/>
      <number:text>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1">01.01.2010</text:date>, <text:time>12:53:39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  <style:master-page style:name="PageStyle_5f_Versio1" style:display-name="PageStyle_Vers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kka Salonen</meta:initial-creator>
    <meta:creation-date>2008-09-16T18:16:32</meta:creation-date>
    <dc:creator>Pekka Salonen</dc:creator>
    <dc:date>2010-01-01T12:53:37</dc:date>
    <meta:generator>OpenOffice.org/3.0$Unix OpenOffice.org_project/300m15$Build-9379</meta:generator>
    <meta:editing-duration>PT129H24M08S</meta:editing-duration>
    <meta:editing-cycles>12</meta:editing-cycles>
    <meta:document-statistic meta:table-count="2" meta:cell-count="80" meta:object-count="51"/>
    <meta:user-defined meta:name="Info 1"/>
    <meta:user-defined meta:name="Info 2"/>
    <meta:user-defined meta:name="Info 3"/>
    <meta:user-defined meta:name="Info 4"/>
  </office:meta>
</office:document-meta>
</file>